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.1cm" svg:x="3.3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3.2cm" svg:y="7.7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9.2cm" svg:x2="9.3cm" svg:y2="9.2cm">
          <text:p/>
        </draw:line>
        <draw:frame draw:style-name="gr4" draw:text-style-name="P3" draw:layer="layout" svg:width="1.878cm" svg:height="0.717cm" svg:x="8.222cm" svg:y="8.5cm">
          <draw:text-box>
            <text:p><text:span text:style-name="T2">UART rx</text:span></text:p>
          </draw:text-box>
        </draw:frame>
        <draw:custom-shape draw:style-name="gr5" draw:text-style-name="P4" draw:layer="layout" svg:width="0.8cm" svg:height="1cm" svg:x="7.2cm" svg:y="8.6cm">
          <text:p text:style-name="P2"><text:span text:style-name="T3">1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1cm" svg:x="10.3cm" svg:y="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10.2cm" svg:y="7.7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15cm" svg:y1="9.2cm" svg:x2="16.3cm" svg:y2="9.2cm">
          <text:p/>
        </draw:line>
        <draw:frame draw:style-name="gr4" draw:text-style-name="P3" draw:layer="layout" svg:width="1.852cm" svg:height="0.717cm" svg:x="15.222cm" svg:y="8.5cm">
          <draw:text-box>
            <text:p><text:span text:style-name="T2">UART tx</text:span></text:p>
          </draw:text-box>
        </draw:frame>
        <draw:custom-shape draw:style-name="gr5" draw:text-style-name="P4" draw:layer="layout" svg:width="0.8cm" svg:height="1cm" svg:x="14.2cm" svg:y="8.6cm">
          <text:p text:style-name="P2"><text:span text:style-name="T3">1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0T06:26:01.011772184</dc:date>
    <dc:creator>David Lacey</dc:creator>
    <meta:generator>LibreOffice/4.2.7.2$Linux_X86_64 LibreOffice_project/420m0$Build-2</meta:generator>
    <meta:editing-duration>PT6M51S</meta:editing-duration>
    <meta:editing-cycles>6</meta:editing-cycles>
    <meta:document-statistic meta:object-count="10"/>
  </office:meta>
</office:document-meta>
</file>